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2437in"/>
    </style:style>
    <style:style style:name="co5" style:family="table-column">
      <style:table-column-properties fo:break-before="auto" style:column-width="5.5075in"/>
    </style:style>
    <style:style style:name="co6" style:family="table-column">
      <style:table-column-properties fo:break-before="auto" style:column-width="0.8925in"/>
    </style:style>
    <style:style style:name="co7" style:family="table-column">
      <style:table-column-properties fo:break-before="auto" style:column-width="0.6799in"/>
    </style:style>
    <style:style style:name="co8" style:family="table-column">
      <style:table-column-properties fo:break-before="auto" style:column-width="0.5953in"/>
    </style:style>
    <style:style style:name="co9" style:family="table-column">
      <style:table-column-properties fo:break-before="auto" style:column-width="1.6902in"/>
    </style:style>
    <style:style style:name="co10" style:family="table-column">
      <style:table-column-properties fo:break-before="auto" style:column-width="6.7728in"/>
    </style:style>
    <style:style style:name="co11" style:family="table-column">
      <style:table-column-properties fo:break-before="auto" style:column-width="1.9138in"/>
    </style:style>
    <style:style style:name="co12" style:family="table-column">
      <style:table-column-properties fo:break-before="auto" style:column-width="0.6272in"/>
    </style:style>
    <style:style style:name="co13" style:family="table-column">
      <style:table-column-properties fo:break-before="auto" style:column-width="0.5417in"/>
    </style:style>
    <style:style style:name="co14" style:family="table-column">
      <style:table-column-properties fo:break-before="auto" style:column-width="1.6055in"/>
    </style:style>
    <style:style style:name="co15" style:family="table-column">
      <style:table-column-properties fo:break-before="auto" style:column-width="6.3902in"/>
    </style:style>
    <style:style style:name="co16" style:family="table-column">
      <style:table-column-properties fo:break-before="auto" style:column-width="1.4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591in"/>
    </style:style>
    <style:style style:name="co23" style:family="table-column">
      <style:table-column-properties fo:break-before="auto" style:column-width="0.648in"/>
    </style:style>
    <style:style style:name="co24" style:family="table-column">
      <style:table-column-properties fo:break-before="auto" style:column-width="1.3925in"/>
    </style:style>
    <style:style style:name="co25" style:family="table-column">
      <style:table-column-properties fo:break-before="auto" style:column-width="0.9571in"/>
    </style:style>
    <style:style style:name="co26" style:family="table-column">
      <style:table-column-properties fo:break-before="auto" style:column-width="6.4327in"/>
    </style:style>
    <style:style style:name="co27" style:family="table-column">
      <style:table-column-properties fo:break-before="auto" style:column-width="1.5736in"/>
    </style:style>
    <style:style style:name="co28" style:family="table-column">
      <style:table-column-properties fo:break-before="auto" style:column-width="0.7016in"/>
    </style:style>
    <style:style style:name="co29" style:family="table-column">
      <style:table-column-properties fo:break-before="auto" style:column-width="0.7547in"/>
    </style:style>
    <style:style style:name="co30" style:family="table-column">
      <style:table-column-properties fo:break-before="auto" style:column-width="6.7937in"/>
    </style:style>
    <style:style style:name="co31" style:family="table-column">
      <style:table-column-properties fo:break-before="auto" style:column-width="1.5945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36" style:family="table-column">
      <style:table-column-properties fo:break-before="auto" style:column-width="1.5201in"/>
    </style:style>
    <style:style style:name="co37" style:family="table-column">
      <style:table-column-properties fo:break-before="auto" style:column-width="1.8071in"/>
    </style:style>
    <style:style style:name="co38" style:family="table-column">
      <style:table-column-properties fo:break-before="auto" style:column-width="0.7756in"/>
    </style:style>
    <style:style style:name="co39" style:family="table-column">
      <style:table-column-properties fo:break-before="auto" style:column-width="1.4984in"/>
    </style:style>
    <style:style style:name="co40" style:family="table-column">
      <style:table-column-properties fo:break-before="auto" style:column-width="1.1693in"/>
    </style:style>
    <style:style style:name="co41" style:family="table-column">
      <style:table-column-properties fo:break-before="auto" style:column-width="6.8256in"/>
    </style:style>
    <style:style style:name="ro1" style:family="table-row">
      <style:table-row-properties style:row-height="0.1752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2.3055in" fo:break-before="auto" style:use-optimal-row-height="true"/>
    </style:style>
    <style:style style:name="ro4" style:family="table-row">
      <style:table-row-properties style:row-height="0.9429in" fo:break-before="auto" style:use-optimal-row-height="true"/>
    </style:style>
    <style:style style:name="ro5" style:family="table-row">
      <style:table-row-properties style:row-height="0.6409in" fo:break-before="auto" style:use-optimal-row-height="true"/>
    </style:style>
    <style:style style:name="ro6" style:family="table-row">
      <style:table-row-properties style:row-height="1.3437in" fo:break-before="auto" style:use-optimal-row-height="true"/>
    </style:style>
    <style:style style:name="ro7" style:family="table-row">
      <style:table-row-properties style:row-height="1.5484in" fo:break-before="auto" style:use-optimal-row-height="true"/>
    </style:style>
    <style:style style:name="ro8" style:family="table-row">
      <style:table-row-properties style:row-height="0.7925in" fo:break-before="auto" style:use-optimal-row-height="true"/>
    </style:style>
    <style:style style:name="ro9" style:family="table-row">
      <style:table-row-properties style:row-height="2.7598in" fo:break-before="auto" style:use-optimal-row-height="true"/>
    </style:style>
    <style:style style:name="ro10" style:family="table-row">
      <style:table-row-properties style:row-height="1.2457in" fo:break-before="auto" style:use-optimal-row-height="true"/>
    </style:style>
    <style:style style:name="ro11" style:family="table-row">
      <style:table-row-properties style:row-height="0.4898in" fo:break-before="auto" style:use-optimal-row-height="true"/>
    </style:style>
    <style:style style:name="ro12" style:family="table-row">
      <style:table-row-properties style:row-height="0.3382in" fo:break-before="auto" style:use-optimal-row-height="true"/>
    </style:style>
    <style:style style:name="ro13" style:family="table-row">
      <style:table-row-properties style:row-height="2.4571in" fo:break-before="auto" style:use-optimal-row-height="true"/>
    </style:style>
    <style:style style:name="ro14" style:family="table-row">
      <style:table-row-properties style:row-height="2.8984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1.3972in" fo:break-before="auto" style:use-optimal-row-height="true"/>
    </style:style>
    <style:style style:name="ro17" style:family="table-row">
      <style:table-row-properties style:row-height="2.0028in" fo:break-before="auto" style:use-optimal-row-height="true"/>
    </style:style>
    <style:style style:name="ro18" style:family="table-row">
      <style:table-row-properties style:row-height="0.7811in" fo:break-before="auto" style:use-optimal-row-height="true"/>
    </style:style>
    <style:style style:name="ro19" style:family="table-row">
      <style:table-row-properties style:row-height="3.0626in" fo:break-before="auto" style:use-optimal-row-height="true"/>
    </style:style>
    <style:style style:name="ro20" style:family="table-row">
      <style:table-row-properties style:row-height="0.3256in" fo:break-before="auto" style:use-optimal-row-height="true"/>
    </style:style>
    <style:style style:name="ro21" style:family="table-row">
      <style:table-row-properties style:row-height="1.693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style:text-align-source="fix" style:repeat-content="false" fo:wrap-option="wrap"/>
      <style:paragraph-properties fo:text-align="start"/>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 style:family="table-cell" style:parent-style-name="Default" style:data-style-name="N100">
      <style:table-cell-properties style:text-align-source="fix" style:repeat-content="false"/>
      <style:paragraph-properties fo:text-align="end"/>
    </style:style>
    <style:style style:name="ce6" style:family="table-cell" style:parent-style-name="Default" style:data-style-name="N100">
      <style:table-cell-properties fo:wrap-option="wrap"/>
    </style:style>
    <style:style style:name="ce7"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style:text-align-source="fix" style:repeat-content="false" fo:wrap-option="wrap"/>
      <style:paragraph-properties fo:text-align="end"/>
    </style: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5" style:family="table-cell" style:parent-style-name="Default" style:data-style-name="N100">
      <style:table-cell-properties fo:wrap-option="wrap"/>
      <style:text-properties style:font-size-complex="5.65000009536743pt"/>
    </style:style>
    <style:style style:name="ce16"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1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2"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T1" style:family="text">
      <style:text-properties fo:language="en" fo:country="US" style:font-size-complex="5.69999980926514pt"/>
    </style:style>
    <style:style style:name="T2" style:family="text">
      <style:text-properties fo:font-size="10pt" fo:language="en" fo:country="US" fo:font-weight="bold" style:font-size-asian="10pt" style:font-weight-asian="bold" style:font-size-complex="5.69999980926514pt" style:font-weight-complex="bold"/>
    </style:style>
    <style:style style:name="T3" style:family="text">
      <style:text-properties fo:font-size="10pt" fo:language="en" fo:country="US" fo:font-weight="normal" style:font-size-asian="10pt" style:font-weight-asian="normal" style:font-size-complex="5.69999980926514pt" style:font-weight-complex="normal"/>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10" style:family="text">
      <style:text-properties fo:font-weight="bold" style:font-weight-asian="bold"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style:font-size-asian="10pt" style:font-size-complex="5.69999980926514pt"/>
    </style:style>
    <style:style style:name="T13"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fo:font-size="12pt"/>
    </style:style>
    <style:style style:name="T17"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5.69999980926514pt" style:font-weight-complex="normal"/>
    </style:style>
    <style:style style:name="T22" style:family="text">
      <style:text-properties fo:font-size="10pt" fo:font-weight="normal" style:font-size-asian="10pt" style:font-weight-asian="normal" style:font-size-complex="5.69999980926514pt" style:font-weight-complex="normal"/>
    </style:style>
    <style:style style:name="T23" style:family="text">
      <style:text-properties style:font-name-asian="F" style:font-name-complex="F" style:font-size-complex="5.69999980926514pt"/>
    </style:style>
    <style:style style:name="T24" style:family="text">
      <style:text-properties fo:font-weight="bold" style:font-name-asian="F" style:font-weight-asian="bold" style:font-name-complex="F" style:font-size-complex="5.69999980926514pt" style:font-weight-complex="bold"/>
    </style:style>
    <style:style style:name="T25" style:family="text">
      <style:text-properties style:font-size-asian="10pt" style:font-size-complex="5.69999980926514pt"/>
    </style:style>
    <style:style style:name="T26" style:family="text">
      <style:text-properties fo:font-weight="normal" style:font-name-asian="F" style:font-weight-asian="normal" style:font-name-complex="F" style:font-size-complex="5.69999980926514pt" style:font-weight-complex="normal"/>
    </style:style>
  </office:automatic-styles>
  <office:body>
    <office:spreadsheet>
      <table:table table:name="St. Marie"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number-columns-repeated="1018" table:default-cell-style-name="ce3"/>
        <table:table-row table:style-name="ro1">
          <table:table-cell table:style-name="ce1" office:value-type="string">
            <text:p>rluu: The St. Marie is a small Ezekiel Airplane. <text:s/>Read document <text:s/>“EzekielAirplane.odt” which is the text describing the Ezekiel Airplane. <text:s/></text:p>
          </table:table-cell>
          <table:table-cell table:style-name="ce7" table:number-columns-repeated="5"/>
          <table:table-cell table:style-name="ce20" table:number-columns-repeated="1018"/>
        </table:table-row>
        <table:table-row table:style-name="ro1">
          <table:table-cell table:style-name="ce1" office:value-type="string">
            <text:p>rluu: This spreadsheet page will just have the information about the St. Marie, and its uses starting from when it was identified.</text:p>
          </table:table-cell>
          <table:table-cell table:style-name="ce7" table:number-columns-repeated="5"/>
          <table:table-cell table:style-name="ce20"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
          <table:table-cell office:value-type="string">
            <text:p>19</text:p>
          </table:table-cell>
          <table:table-cell office:value-type="string">
            <text:p>224-225</text:p>
          </table:table-cell>
          <table:table-cell table:style-name="ce8" office:value-type="string">
            <text:p><text:s/>In the early part of 1928</text:p>
          </table:table-cell>
          <table:table-cell/>
          <table:table-cell table:style-name="ce11" office:value-type="string">
            <text:p><text:span text:style-name="T1">In the early part of 1928 Robert calculated that war was inevitable between England and Russia. He figured that the war </text:span><text:span text:style-name="T1">would start not later than the summer and that many nations would be involved and that later an attack on the United States </text:span><text:span text:style-name="T1">would come. </text:span><text:span text:style-name="T2">His first airplane was now completed</text:span><text:span text:style-name="T1">, -- a small one according to the plan laid down by Ezekiel in the Bible. </text:span><text:span text:style-name="T1">The plane had four wings and could fly on either one of its four sides. It had a new motor with 12 cylinders and could be </text:span><text:span text:style-name="T1">operated either with gas, electricity or compressed air. He had constructed a wheel within a wheel so that he could lower his </text:span><text:span text:style-name="T1">plane and land anywhere he chose and could rise straight up. One motor had a</text:span></text:p>
            <text:p><text:span text:style-name="T1">propeller in the center of the plane to lift it up while the other motor started its direct motion. He could drive his plane </text:span><text:span text:style-name="T1">backwards or forwards. It was a great success and the </text:span><text:span text:style-name="T2">boy wizard of Wall Street </text:span><text:span text:style-name="T3">[connection to page 200] </text:span><text:span text:style-name="T1">was now hailed </text:span><text:span text:style-name="T1">as </text:span><text:span text:style-name="T2">a new Lindbergh of the air</text:span><text:span text:style-name="T1">. There was an extra motor built with a collapsible propeller so that he could shift it from the </text:span><text:span text:style-name="T1">center of the airplane to the tail, enabling it to go backward or forward as he willed. The wings were so arranged that they </text:span><text:span text:style-name="T1">could either remain stationary or be set in motion up or down by motor. This was a new and valuable feature in the </text:span><text:span text:style-name="T1">construction of airplanes. </text:span></text:p>
          </table:table-cell>
          <table:table-cell table:style-name="ce16" office:value-type="string">
            <text:p><text:span text:style-name="T13"><text:s/></text:span><text:span text:style-name="T14">boy wizard of Wall Street</text:span><text:span text:style-name="T13"> </text:span><text:span text:style-name="T15">[connection to page 200]. <text:s/>Strange, that the boy and wizard are not capitalized. <text:s/></text:span></text:p>
          </table:table-cell>
          <table:table-cell table:number-columns-repeated="1018"/>
        </table:table-row>
        <table:table-row table:style-name="ro4">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text:span><text:span text:style-name="T6">St. Marie." </text:span></text:p>
          </table:table-cell>
          <table:table-cell table:style-name="ce17"/>
          <table:table-cell table:number-columns-repeated="1018"/>
        </table:table-row>
        <table:table-row table:style-name="ro5">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Germany and in the Spring of 1928 made the longest successful flight to </text:span><text:span text:style-name="T5">Japan, where he was received with great honor. </text:span><text:span text:style-name="T4">Japan was very much interested in his new plane and in his </text:span><text:span text:style-name="T4">muffler. The Japanese Government quickly closed a deal and bought his invention for a large sum of money.</text:span></text:p>
          </table:table-cell>
          <table:table-cell table:number-columns-repeated="1019"/>
        </table:table-row>
        <table:table-row table:style-name="ro6">
          <table:table-cell table:style-name="ce5" office:value-type="string">
            <text:p>19</text:p>
          </table:table-cell>
          <table:table-cell table:style-name="ce5"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entertained and introduced to many beautiful titled ladies and prominent men, but he </text:span><text:span text:style-name="T8">remained loyal to Marie for his great success had not turned his head. He was still searching for Marie, always </text:span><text:span text:style-name="T8">hoping to find her. </text:span><text:span text:style-name="T9">He returned to New York [from Japan] in the Summer of 1928</text:span><text:span text:style-name="T8"> and was now reputed as </text:span><text:span text:style-name="T8">being worth more than a million dollars, after making more successful deals in stocks, cotton and wheat.</text:span></text:p>
          </table:table-cell>
          <table:table-cell table:style-name="ce18" office:value-type="string">
            <text:p><text:span text:style-name="T16">Note that Summer of 1928 is highlighted, and then a specific part of the month is given for the </text:span><text:span text:style-name="T16">same event </text:span><text:span text:style-name="T17"><text:s/>(on page 226)</text:span><text:span text:style-name="T16">. <text:s/>Thus, Gann wants us to pay attention to the season here. <text:s/></text:span></text:p>
          </table:table-cell>
          <table:table-cell table:number-columns-repeated="1018"/>
        </table:table-row>
        <table:table-row table:style-name="ro7">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Japan the latter part of </text:span><text:span text:style-name="T10">the month and was going to sail "The St. Marie" back to New York. </text:span>Walter and Miss Edna Quinton, the secretary, had followed the newspaper reports of the <text:span text:style-name="T10">great reception</text:span> <text:span text:style-name="T10">tendered Robert by the officials of the </text:span><text:span text:style-name="T10">Japanese Government </text:span>and the report of the large amount of money they had paid for his <text:span text:style-name="T10">noiseless patent for </text:span><text:span text:style-name="T10">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19" office:value-type="string">
            <text:p>What is a <text:span text:style-name="T10">radio</text:span>gram? <text:s/><text:span text:style-name="T18">Note also, that they greet Robert on his </text:span><text:span text:style-name="T19">return</text:span><text:span text:style-name="T18">.</text:span></text:p>
          </table:table-cell>
          <table:table-cell table:number-columns-repeated="1018"/>
        </table:table-row>
        <table:table-row table:style-name="ro8">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airplane of the age</text:span><text:span text:style-name="T8">; invented a muffler to make an airplane</text:span></text:p>
            <text:p><text:span text:style-name="T8">noiseless; had </text:span><text:span text:style-name="T9">driven</text:span><text:span text:style-name="T8"> his own plane, </text:span><text:span text:style-name="T9">"The St. Marie" to Japan</text:span><text:span text:style-name="T8"> where he had been received with great honors </text:span><text:span text:style-name="T8">and the Japanese Government had bought his invention for making airplanes silent.</text:span></text:p>
          </table:table-cell>
          <table:table-cell table:number-columns-repeated="1019"/>
        </table:table-row>
        <table:table-row table:style-name="ro8">
          <table:table-cell table:style-name="ce6" office:value-type="string">
            <text:p>19</text:p>
          </table:table-cell>
          <table:table-cell table:style-name="ce6" office:value-type="string">
            <text:p>227</text:p>
          </table:table-cell>
          <table:table-cell table:style-name="ce6" office:value-type="string">
            <text:p>June 9, 1928</text:p>
          </table:table-cell>
          <table:table-cell table:style-name="ce6"/>
          <table:table-cell table:style-name="ce15" office:value-type="string">
            <text:p><text:span text:style-name="T8"><text:s/></text:span><text:span text:style-name="T8">On June 9th Robert Gordon's 22nd birthday, the great reception took place. The special train bearing the leading </text:span><text:span text:style-name="T8">citizens of Texarkana arrived, Robert had landed at the new airport on </text:span><text:span text:style-name="T9">Governor's Island [New York] </text:span><text:span text:style-name="T8">without </text:span><text:span text:style-name="T8">any mishap to </text:span><text:span text:style-name="T9">his plane</text:span><text:span text:style-name="T8">. </text:span><text:span text:style-name="T9">"The St. Marie" had per</text:span><text:span text:style-name="T11">formed perfectly, making the trip from Japan at an </text:span><text:span text:style-name="T9">average speed of over 300 miles per hour. </text:span></text:p>
          </table:table-cell>
          <table:table-cell table:number-columns-repeated="1019"/>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4" office:value-type="string">
            <text:p><text:s/>He was so strongly impressed with the dream [of Marie in Paris] that he decided to leave at once. Told Walter to give the mechanics instructions to <text:span text:style-name="T10">put his old ship "The St. Marie" in shape to sail at once. It was a matter </text:span><text:span text:style-name="T10">of only a couple of days until they reported that "The St. Marie" was in perfect shape and could stand a </text:span><text:span text:style-name="T10">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0"> morning of February 2nd, 1929, Robert started his flight to Paris and arrived there promptly in the </text:span><text:span text:style-name="T10">evening</text:span> and went to visit some friends and acquaintances. After talking over the war situation and his forecasts of the great war yet to come, <text:span text:style-name="T10">he decided to visit friends in London.</text:span> England and Russia were waging their battles in the air and doing very little land fighting. Despite the good start that England had made, Russia and her allies were getting the best of the victory. <text:span text:style-name="T10">Robert found London very uninteresting.</text:span> Up to this time he had heard nothing of Marie and <text:span text:style-name="T10">decided to return to Paris.</text:span></text:p>
          </table:table-cell>
          <table:table-cell table:number-columns-repeated="1019"/>
        </table:table-row>
        <table:table-row table:style-name="ro5">
          <table:table-cell table:style-name="ce5" office:value-type="string">
            <text:p>20</text:p>
          </table:table-cell>
          <table:table-cell table:style-name="ce5" office:value-type="string">
            <text:p>243</text:p>
          </table:table-cell>
          <table:table-cell table:style-name="ce9" office:value-type="string">
            <text:p>Latter part of Feburary 1929</text:p>
          </table:table-cell>
          <table:table-cell table:style-name="ce9"/>
          <table:table-cell table:style-name="ce8" office:value-type="string">
            <text:p><text:span text:style-name="T8"><text:s/></text:span><text:span text:style-name="T8">RG attends the Aviators' Costume Ball to take place in the Hotel Lafayette. </text:span><text:span text:style-name="T12"><text:s/>They asked Robert if he did not </text:span><text:span text:style-name="T12">have a plane to </text:span><text:span text:style-name="T8">enter or if he could not demonstrate something with "The St. Marie." He told them that his health </text:span><text:span text:style-name="T8">was not good and that he was not interested in entering a plane at this time. </text:span></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Muffler" table:style-name="ta1" table:print="false">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10" table:default-cell-style-name="ce3"/>
        <table:table-column table:style-name="co11" table:default-cell-style-name="ce3"/>
        <table:table-column table:style-name="co6" table:number-columns-repeated="1018" table:default-cell-style-name="Default"/>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style-name="ce3" table:number-columns-repeated="1018"/>
        </table:table-row>
        <table:table-row table:style-name="ro8">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text:span><text:span text:style-name="T6">St. Marie." </text:span></text:p>
          </table:table-cell>
          <table:table-cell table:style-name="ce17"/>
          <table:table-cell table:number-columns-repeated="1018"/>
        </table:table-row>
        <table:table-row table:style-name="ro5">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successful flight to Japan, </text:span><text:span text:style-name="T4">where he was received with great honor</text:span><text:span text:style-name="T5">. Japan was very much interested in his new plane and in his </text:span><text:span text:style-name="T5">muffler. </text:span><text:span text:style-name="T4">The Japanese Government quickly closed a deal and bought his invention for a large sum of money.</text:span></text:p>
          </table:table-cell>
          <table:table-cell table:number-columns-repeated="1019"/>
        </table:table-row>
        <table:table-row table:style-name="ro10">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20">he was leaving Japan the latter part of the </text:span><text:span text:style-name="T20">month and was going to sail "The St. Marie" back to New York. Walter and Miss Edna Quinton, the secretary, had </text:span><text:span text:style-name="T20">followed the newspaper reports of the great reception tendered Robert by the officials of the Japanese </text:span><text:span text:style-name="T20">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1">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1">airplane of the age</text:span><text:span text:style-name="T8">; invented a </text:span><text:span text:style-name="T9">muffler to make an airplane</text:span></text:p>
            <text:p><text:span text:style-name="T9">noiseless</text:span><text:span text:style-name="T8">; had </text:span><text:span text:style-name="T21">driven</text:span><text:span text:style-name="T8"> his own plane, </text:span><text:span text:style-name="T21">"The St. Marie" to Japan </text:span><text:span text:style-name="T8">where he had been received with great honors </text:span><text:span text:style-name="T8">and the </text:span><text:span text:style-name="T9">Japanese Government had bought his invention for making airplanes silent.</text:span></text:p>
          </table:table-cell>
          <table:table-cell table:number-columns-repeated="1019"/>
        </table:table-row>
        <table:table-row table:style-name="ro11">
          <table:table-cell table:number-columns-repeated="4"/>
          <table:table-cell table:style-name="Default"/>
          <table:table-cell table:number-columns-repeated="1019"/>
        </table:table-row>
        <table:table-row table:style-name="ro11" table:number-rows-repeated="1048569">
          <table:table-cell table:number-columns-repeated="1024"/>
        </table:table-row>
        <table:table-row table:style-name="ro11">
          <table:table-cell table:number-columns-repeated="1024"/>
        </table:table-row>
      </table:table>
      <table:table table:name="Machine for recording minds" table:style-name="ta1" table:print="false">
        <table:table-column table:style-name="co12" table:default-cell-style-name="ce3"/>
        <table:table-column table:style-name="co13" table:default-cell-style-name="ce3"/>
        <table:table-column table:style-name="co14" table:default-cell-style-name="ce3"/>
        <table:table-column table:style-name="co6" table:default-cell-style-name="ce3"/>
        <table:table-column table:style-name="co15" table:default-cell-style-name="ce3"/>
        <table:table-column table:style-name="co16"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3">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with Robert in</text:span></text:p>
            <text:p><text:span text:style-name="T8">the office. Edna Quinton had proved to be a faithful employee and a valuable aid to Robert. She had taken care </text:span><text:span text:style-name="T8">of his business and looked after his financial transactions while he was away. Robert soon went to work, on a </text:span><text:span text:style-name="T8">new invention, and </text:span><text:span text:style-name="T9">perfected a machine to read the minds of people a short distance away </text:span><text:span text:style-name="T8">and also a </text:span><text:span text:style-name="T8">machine which he named the "Tel-talk." This machine was made on the principle of the radio; by raising and </text:span><text:span text:style-name="T8">lowering it at certain angles it would record all the conferences in the different buildings in Wall Street. Robert </text:span><text:span text:style-name="T8">also used this machine to get reports on all the conferences of the big manipulators. He knew that manipulators </text:span><text:span text:style-name="T8">in Wall Street suspected that in some way he understood their plans as he was making money too fast and they </text:span><text:span text:style-name="T8">were conspiring to find a way to get him</text:span><text:span text:style-name="T12"> wrong on the market and break him. They changed </text:span><text:span text:style-name="T8">their plans often but </text:span><text:span text:style-name="T8">found that each time Robert was on the right side of the market. Even his friend Walter knew nothing about </text:span><text:span text:style-name="T8">Robert's latest invention. He kept it in a secret room, and no one had ever seen it but himself. It was a very </text:span><text:span text:style-name="T8">delicate little machine with indicators like a compass, delicately balanced and operated by electricity. His success </text:span><text:span text:style-name="T8">was causing great excitement and schemers wanted to get his secret. They knew that Edna Quinton had been in </text:span><text:span text:style-name="T8">his office ever since he was in New York.</text:span></text:p>
          </table:table-cell>
          <table:table-cell/>
        </table:table-row>
        <table:table-row table:style-name="ro14">
          <table:table-cell office:value-type="string">
            <text:p>19</text:p>
          </table:table-cell>
          <table:table-cell office:value-type="string">
            <text:p>230, 231</text:p>
          </table:table-cell>
          <table:table-cell office:value-type="string">
            <text:p>Current timestamp is June 1928</text:p>
          </table:table-cell>
          <table:table-cell/>
          <table:table-cell table:style-name="ce21" office:value-type="string">
            <text:p><text:span text:style-name="T8"><text:s/></text:span><text:span text:style-name="T8">Before she had time to tell him what had happened the night before, he called her into his secret office, the room </text:span><text:span text:style-name="T8">that she had never seen before. There she saw all kinds of strange instruments which she knew must be some </text:span><text:span text:style-name="T8">of his new inventions. He took her to a </text:span><text:span text:style-name="T9">little machine in the corner of the room and showed her some </text:span><text:span text:style-name="T9">peculiar lines that the machine had recorded on the paper the night before.</text:span><text:span text:style-name="T8"> He told her that his </text:span><text:span text:style-name="T9">machine </text:span><text:span text:style-name="T9">received the impressions of people's minds and recorded their </text:span><text:span text:style-name="T11"><text:s/>thoughts,</text:span><text:span text:style-name="T12"> </text:span><text:span text:style-name="T11">especially when they were </text:span><text:span text:style-name="T11">greatly excited or </text:span><text:span text:style-name="T9">interested</text:span><text:span text:style-name="T8"> in any matter. He read to her from the </text:span><text:span text:style-name="T9">record on the machine in substance</text:span><text:span text:style-name="T8"> </text:span><text:span text:style-name="T8">exactly what had been said to her the night before. Then he turned to the Bible and showed her where it said </text:span><text:span text:style-name="T8">"Everything that is concealed will be revealed, and everything that is covered will be uncovered." Edna was more </text:span><text:span text:style-name="T8">excited than she had ever been in her life. She knew that the machine had revealed the truth. Then said to Mr. </text:span><text:span text:style-name="T8">Gordon that she had intended to tell him that morning just what had happened and hoped that he would believe </text:span><text:span text:style-name="T8">that she was loyal to him and had refused to accept a bribe. </text:span><text:span text:style-name="T9">[RG] then showed her another record on the </text:span><text:span text:style-name="T9">machine like a phonograph record which would record people's thoughts</text:span><text:span text:style-name="T8"> and told her that it indicated just </text:span><text:span text:style-name="T8">what she had been thinking about. </text:span><text:span text:style-name="T9">The machine had read her mind and recorded her thoughts.</text:span><text:span text:style-name="T8"> He assured </text:span><text:span text:style-name="T8">her that he did believe her and trust her. Edna was moved to tears at this great confidence. She knew that never </text:span><text:span text:style-name="T8">before had she been permitted to see this secret room and while she knew of Robert's great love for Marie, she </text:span><text:span text:style-name="T8">felt that this confidence he had placed in her was more than a matter of business confidence and that he had </text:span><text:span text:style-name="T8">some love for her. She had always admired him but had never thought of loving him. </text:span><text:span text:style-name="T9">Now she knew that she </text:span><text:span text:style-name="T9">did love him.</text:span></text:p>
          </table:table-cell>
          <table:table-cell/>
        </table:table-row>
        <table:table-row table:style-name="ro14">
          <table:table-cell table:style-name="Default" table:number-columns-repeated="5"/>
          <table:table-cell/>
        </table:table-row>
        <table:table-row table:style-name="ro14" table:number-rows-repeated="92">
          <table:table-cell table:number-columns-repeated="6"/>
        </table:table-row>
        <table:table-row table:style-name="ro14">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9">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with Robert in the </text:span><text:span text:style-name="T8">office. Edna Quinton had proved to be a faithful employee and a valuable aid to Robert. She had taken care of </text:span><text:span text:style-name="T8">his business and looked after his financial transactions while he was away. Robert soon went to work, on a new </text:span><text:span text:style-name="T8">invention, and perfected a machine to read the minds of people a short distance away and </text:span><text:span text:style-name="T9">also a machine </text:span><text:span text:style-name="T9">which he named the "Tel-talk." This machine was made on the principle of the radio; by raising and </text:span><text:span text:style-name="T9">lowering it at certain angles it would record all the conferences in the different buildings in Wall Street. </text:span><text:span text:style-name="T9">Robert also used this machine to get reports on all the conferences of the big manipulators. </text:span><text:span text:style-name="T8">He knew that </text:span><text:span text:style-name="T8">manipulators in Wall Street suspected that in some way he understood their plans as he was making money too </text:span><text:span text:style-name="T8">fast and they were </text:span><text:span text:style-name="T21">conspiring to find a way to get him</text:span><text:span text:style-name="T22"> wrong on the market</text:span><text:span text:style-name="T12"> and break him. </text:span><text:span text:style-name="T11">They changed </text:span><text:span text:style-name="T9">their </text:span><text:span text:style-name="T9">plans often but found that each time Robert was on the right side of the market.</text:span><text:span text:style-name="T8"> Even his friend Walter </text:span><text:span text:style-name="T8">knew nothing about Robert's latest invention. He kept it in a secret room, and no one had ever seen it but </text:span><text:span text:style-name="T8">himself. It was a very </text:span><text:span text:style-name="T9">delicate little machine with indicators like a compass, delicately balanced and </text:span><text:span text:style-name="T9">operated by electricity.</text:span><text:span text:style-name="T8"> His success was causing great excitement and schemers wanted to get his secret. </text:span><text:span text:style-name="T8">They knew that Edna Quinton had been in his office ever since he was in New York.</text:span></text:p>
          </table:table-cell>
          <table:table-cell/>
        </table:table-row>
        <table:table-row table:style-name="ro9" table:number-rows-repeated="74">
          <table:table-cell table:number-columns-repeated="6"/>
        </table:table-row>
        <table:table-row table:style-name="ro9">
          <table:table-cell table:number-columns-repeated="6"/>
        </table:table-row>
      </table:table>
      <table:table table:name="The Demon of Death" table:style-name="ta1" table:print="false">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5">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Robert and Walter completed an invention of </text:span><text:span text:style-name="T9">Sun-mirrors</text:span><text:span text:style-name="T8">, whereby they were able to </text:span><text:span text:style-name="T9">collect the rays from the sun and produce heat powerful enough to melt down skyscrapers in a few </text:span><text:span text:style-name="T9">minutes. With these mirrors and the aid of electricity, they discovered a powerful light ray </text:span><text:span text:style-name="T21">Robert knew </text:span><text:span text:style-name="T21">that this was going to be of great value in the coming war. </text:span><text:span text:style-name="T8">They named this machine </text:span><text:span text:style-name="T9">"The Demon of Death."</text:span><text:span text:style-name="T8"> </text:span><text:span text:style-name="T8">Miss Quinton had been very much interested in this machine during the course of construction, and </text:span><text:span text:style-name="T9">she named </text:span><text:span text:style-name="T9">it "Spit-Fire"</text:span><text:span text:style-name="T8"> because </text:span><text:span text:style-name="T9">it could send forth such powerful sparks of fire, destroying instantly any metal that </text:span><text:span text:style-name="T9">it touched.</text:span><text:span text:style-name="T8"> They held a conference and agreed that this new discovery must be kept secret and should never be </text:span><text:span text:style-name="T8">used except in the defense of the United States in time of war and only then if our country was in dire peril and </text:span><text:span text:style-name="T8">unable to cope with the enemy. There was one </text:span><text:span text:style-name="T12">secret connected with the machine that only Robert </text:span><text:span text:style-name="T8">knew. They </text:span><text:span text:style-name="T8">intended to start to build a giant airship in a short time equipped with "The Demon of Death." They figured it </text:span><text:span text:style-name="T8">would send a </text:span><text:span text:style-name="T9">powerful death ray 3000 to 5000 miles through space, destroying everything within a radius </text:span><text:span text:style-name="T9">of 700 miles. </text:span><text:span text:style-name="T8">Work was started on the new machine with all secrecy. It had already been christened "Marie the </text:span><text:span text:style-name="T8">Angel of Mercy."</text:span></text:p>
          </table:table-cell>
          <table:table-cell office:value-type="string">
            <text:p>MAM is equipped with the DOD</text:p>
          </table:table-cell>
          <table:table-cell table:number-columns-repeated="1018"/>
        </table:table-row>
        <table:table-row table:style-name="ro16">
          <table:table-cell office:value-type="string">
            <text:p>19</text:p>
          </table:table-cell>
          <table:table-cell office:value-type="string">
            <text:p>235</text:p>
          </table:table-cell>
          <table:table-cell table:style-name="ce9" office:value-type="string">
            <text:p>Fall of 1928</text:p>
          </table:table-cell>
          <table:table-cell/>
          <table:table-cell table:style-name="ce14"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6" table:number-rows-repeated="1048572">
          <table:table-cell table:number-columns-repeated="1024"/>
        </table:table-row>
        <table:table-row table:style-name="ro16">
          <table:table-cell table:number-columns-repeated="1024"/>
        </table:table-row>
      </table:table>
      <table:table table:name="Marie the Angel of Mercy" table:style-name="ta1" table:print="false">
        <table:table-column table:style-name="co28" table:default-cell-style-name="ce3"/>
        <table:table-column table:style-name="co29" table:default-cell-style-name="ce3"/>
        <table:table-column table:style-name="co14" table:default-cell-style-name="ce3"/>
        <table:table-column table:style-name="co6" table:default-cell-style-name="ce3"/>
        <table:table-column table:style-name="co30" table:default-cell-style-name="ce3"/>
        <table:table-column table:style-name="co31"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hey were able to</text:span></text:p>
            <text:p><text:span text:style-name="T8">collect the rays from the sun and produce heat powerful enough to melt down skyscrapers in a few minutes. With </text:span><text:span text:style-name="T8">these mirrors and the aid of electricity, they discovered a powerful light ray Robert knew that this was going to be </text:span><text:span text:style-name="T8">of great value in the coming war. They named this machine "The Demon of Death." Miss Quinton had been very </text:span><text:span text:style-name="T8">much interested in this machine during the course of construction, and she named it "Spit-Fire" because it could </text:span><text:span text:style-name="T8">send forth such powerful sparks of fire, destroying instantly any metal that it touched. They held a conference </text:span><text:span text:style-name="T8">and agreed that this new discovery must be kept secret and should never be used except in the defense of the </text:span><text:span text:style-name="T8">United States in time of war and only then if our country was in dire peril and unable to cope with the enemy. </text:span><text:span text:style-name="T8">There was one </text:span><text:span text:style-name="T12">secret connected with the machine that only Robert </text:span><text:span text:style-name="T8">knew. </text:span><text:span text:style-name="T9">They intended to start to build a </text:span><text:span text:style-name="T9">giant airship in a short time equipped with "The Demon of Death." They figured it would send a powerful </text:span><text:span text:style-name="T9">death ray 3000 to 5000 miles through space, destroying everything within a radius of 700 miles. Work </text:span><text:span text:style-name="T9">was started on the new machine with all secrecy. It had already been christened "Marie the Angel of </text:span><text:span text:style-name="T9">Mercy."</text:span></text:p>
          </table:table-cell>
          <table:table-cell office:value-type="string">
            <text:p>MAM is equipped with the DOD</text:p>
          </table:table-cell>
          <table:table-cell table:number-columns-repeated="1018"/>
        </table:table-row>
        <table:table-row table:style-name="ro4">
          <table:table-cell office:value-type="string">
            <text:p>20</text:p>
          </table:table-cell>
          <table:table-cell office:value-type="string">
            <text:p>237</text:p>
          </table:table-cell>
          <table:table-cell office:value-type="string">
            <text:p>Approaching the end of 1928</text:p>
          </table:table-cell>
          <table:table-cell/>
          <table:table-cell table:style-name="ce14" office:value-type="string">
            <text:p><text:span text:style-name="T8"><text:s/></text:span><text:span text:style-name="T8">Great progress had been made in aviation. Airplanes were carrying mail at the rate of 300 miles per hour. </text:span><text:span text:style-name="T8">Passenger lines were now starting all over the United States.</text:span><text:span text:style-name="T9"> "Marie the Angel of Mercy," Robert's great ship, </text:span><text:span text:style-name="T9">was rapidly nearing completion.</text:span><text:span text:style-name="T8"> The new </text:span><text:span text:style-name="T9">12-cylinder motor </text:span><text:span text:style-name="T8">had been tested and the engineers had </text:span><text:span text:style-name="T8">estimated that they would attain a</text:span><text:span text:style-name="T9"> speed</text:span></text:p>
            <text:p><text:span text:style-name="T9">of 1000 miles per hour</text:span><text:span text:style-name="T8">. Robert was elated over the success and knew that he would now be prepared to help </text:span><text:span text:style-name="T8">his country in time of its greatest need.</text:span></text:p>
          </table:table-cell>
          <table:table-cell table:number-columns-repeated="1019"/>
        </table:table-row>
        <table:table-row table:style-name="ro5">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4" office:value-type="string">
            <text:p><text:span text:style-name="T8"><text:s/></text:span><text:span text:style-name="T8">The new ship "Marie, the Angel of Mercy," was now about perfected, but Robert intended that this should never </text:span><text:span text:style-name="T8">be made</text:span></text:p>
            <text:p><text:span text:style-name="T8">known to the public until he had it in perfect working order and it was a success beyond doubt.</text:span></text:p>
          </table:table-cell>
          <table:table-cell table:number-columns-repeated="1019"/>
        </table:table-row>
        <table:table-row table:style-name="ro18">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He told Robert that [sleeping gas] must be kept a secret until time of war when with the new ship "Marie the Angel of </text:span><text:span text:style-name="T23">Mercy," traveling</text:span><text:span text:style-name="T24"> 1000 miles an hour</text:span><text:span text:style-name="T23">, they could go from one city to another or from one battlefield to another, </text:span><text:span text:style-name="T24">release the </text:span><text:span text:style-name="T24">gas and put everyone to sleep for 7 days</text:span><text:span text:style-name="T23">. In the meantime, with "The Demon of Death" -- they could destroy the enemy's </text:span><text:span text:style-name="T23">bases and fortifications; would be able to make their own peace terms with the enemy and at the same time</text:span></text:p>
            <text:p><text:span text:style-name="T23">obey the divine command of God "Thou shalt not kill.”</text:span></text:p>
          </table:table-cell>
          <table:table-cell office:value-type="string">
            <text:p>MAM can utilize sleeping gas.</text:p>
          </table:table-cell>
          <table:table-cell table:number-columns-repeated="1018"/>
        </table:table-row>
        <table:table-row table:style-name="ro18" table:number-rows-repeated="1048570">
          <table:table-cell table:number-columns-repeated="1024"/>
        </table:table-row>
        <table:table-row table:style-name="ro18">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5</text:p>
          </table:table-cell>
          <table:table-cell office:value-type="string">
            <text:p>Fall of 1928</text:p>
          </table:table-cell>
          <table:table-cell/>
          <table:table-cell table:style-name="ce14" office:value-type="string">
            <text:p><text:span text:style-name="T8"><text:s/></text:span><text:span text:style-name="T8">Everything moved along smoothly after this. Walter and Edna were happy in their work and the Fall of 1928</text:span></text:p>
            <text:p><text:span text:style-name="T8">rewarded them with a new and wonderful discovery. They had been able to perfect a </text:span><text:span text:style-name="T9">machine which would</text:span></text:p>
            <text:p><text:span text:style-name="T9">reflect light in such a way as to make an airplane invisible</text:span><text:span text:style-name="T8"> and this, together with Robert's noiseless </text:span><text:span text:style-name="T8">invention, </text:span><text:span text:style-name="T9">solved the problem</text:span><text:span text:style-name="T8">. He knew now that in time of war,</text:span><text:span text:style-name="T9"> the plane could be used to sneak upon the </text:span><text:span text:style-name="T9">enemy and that they would be unable to see or hear it</text:span><text:span text:style-name="T8">. After holding a conference, they decided that this </text:span><text:span text:style-name="T8">invention, as well as "The Demon of Death" should not be patented or offered for sale to any Government, that </text:span><text:span text:style-name="T8">they would test it out and keep it a secret. Here Robert's great generosity showed itself again when he decided </text:span><text:span text:style-name="T8">that this invention should be used in time of greatest need for the benefit of the United States. Walter said, </text:span><text:span text:style-name="T8">"Robert, love indeed does make a great man, makes him unselfish, causes him to think of his country, of his </text:span><text:span text:style-name="T8">mother, his sweetheart and everything else before himself. No wonder you are making a success and always </text:span><text:span text:style-name="T8">will, because you are doing right."</text:span></text:p>
          </table:table-cell>
          <table:table-cell office:value-type="string">
            <text:p>Regarding “solved the problem”, what is the problem referred to?</text:p>
          </table:table-cell>
          <table:table-cell table:number-columns-repeated="1018"/>
        </table:table-row>
        <table:table-row table:style-name="ro17" table:number-rows-repeated="1048573">
          <table:table-cell table:number-columns-repeated="1024"/>
        </table:table-row>
        <table:table-row table:style-name="ro17">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9">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8"><text:s/></text:span><text:span text:style-name="T8">With the great progress in radio messages thru the air, and radiograms, Robert knew that in time of war, </text:span><text:span text:style-name="T25"><text:s/>secret </text:span><text:span text:style-name="T25">communications would be necessary. Spies could </text:span><text:span text:style-name="T8">steal codes, and messages sent over the radio could be </text:span><text:span text:style-name="T8">interpreted; therefore, one of the great needs for the war in the air would be a way to communicate without </text:span><text:span text:style-name="T8">detection. He finally succeeded in completing what he called "The Pocket Radio."</text:span><text:span text:style-name="T9"> It was no larger than a watch </text:span><text:span text:style-name="T9">and worked on the same principle of his machine for recording the thoughts of people, only the </text:span><text:span text:style-name="T9">instrument had to be used by two people who understood how to work it, because the positive radio was </text:span><text:span text:style-name="T9">carried in one man's pocket and the negative in the other and by pressing the stem, it could be changed </text:span><text:span text:style-name="T9">from positive into negative. No sound was transmitted thru the air. The machine could be operated by </text:span><text:span text:style-name="T9">certain motions of the fingers on a little push button which recorded symbols on the other machine that </text:span><text:span text:style-name="T9">would reveal the message sent. The Pocket Radio made it possible to convey any message without any </text:span><text:span text:style-name="T9">possibility of detection because only the person sending the message and the one receiving it could </text:span><text:span text:style-name="T9">understand or know anything about it. This was better than wireless or any other radio discovery up to </text:span><text:span text:style-name="T9">this time.</text:span><text:span text:style-name="T8"> Robert tested the machine out by leaving one instrument in Walter's pocket, he himself going to </text:span><text:span text:style-name="T8">Chicago and conveying messages which Walter was able to get without any trouble. He could either speak into </text:span><text:span text:style-name="T8">this little Pocket Radio and convey the sound without anyone else being able to take it from the air, or use it to </text:span><text:span text:style-name="T8">convey thoughts or emotions. The test proved perfect and Robert knew that he had another great discovery </text:span><text:span text:style-name="T8">which would be of great value to his Government in time of war. He decided to keep this a </text:span><text:span text:style-name="T25"><text:s/>secret and have it </text:span><text:span text:style-name="T25">ready to aid the United States at a </text:span><text:span text:style-name="T8">time when they would need it most.</text:span></text:p>
          </table:table-cell>
          <table:table-cell table:number-columns-repeated="1019"/>
        </table:table-row>
        <table:table-row table:style-name="ro19" table:number-rows-repeated="1048573">
          <table:table-cell table:number-columns-repeated="1024"/>
        </table:table-row>
        <table:table-row table:style-name="ro19">
          <table:table-cell table:number-columns-repeated="1024"/>
        </table:table-row>
      </table:table>
      <table:table table:name="Sleeping Gas" table:style-name="ta1" table:print="false">
        <table:table-column table:style-name="co32"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37" table:default-cell-style-name="ce3"/>
        <table:table-column table:style-name="co6" table:number-columns-repeated="1018" table:default-cell-style-name="ce3"/>
        <table:table-row table:style-name="ro20">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text:s/></text:span><text:span text:style-name="T26">Walter and Edna </text:span><text:span text:style-name="T24">had been working day and night for months</text:span><text:span text:style-name="T26"> on a great chemical discovery</text:span><text:span text:style-name="T23"> and had now succeeded in </text:span><text:span text:style-name="T23">completing it. This discovery was a perfectly harmless gas to be used in war or for medical purposes. </text:span><text:span text:style-name="T24">It would put people </text:span><text:span text:style-name="T24">to sleep and they would remain asleep for 7 days</text:span><text:span text:style-name="T23">, with no ill effects. It had always been Robert's desire to have something </text:span><text:span text:style-name="T23">to use in war which would not destroy human lives and he was very much elated over Walter's discovery. Walter told him </text:span><text:span text:style-name="T23">that he had already tested it and that Edna had such confidence in him,</text:span><text:span text:style-name="T24"> [Edna] had taken the gas, remained asleep for 7 </text:span><text:span text:style-name="T24">days, and felt no ill effects</text:span><text:span text:style-name="T23">. </text:span><text:span text:style-name="T24">Walter knew just exactly why it worked, because he was a great chemist and knew the </text:span><text:span text:style-name="T24">natural law </text:span><text:span text:style-name="T26">behind the discovery</text:span><text:span text:style-name="T23">. He told Robert that this must be kept a secret until time of war when with the new ship </text:span><text:span text:style-name="T23">"Marie the Angel of Mercy," traveling 1000 miles an hour, they could go from one city to another or from one battlefield to </text:span><text:span text:style-name="T23">another, release the gas and put everyone to sleep for 7 days. In the meantime, with "The Demon of Death" -- they could </text:span><text:span text:style-name="T23">destroy the enemy's bases and fortifications; would be able to make their own peace terms with the enemy and at the same </text:span><text:span text:style-name="T23">time obey the divine command of God "Thou shalt not kill.”</text:span></text:p>
          </table:table-cell>
          <table:table-cell office:value-type="string">
            <text:p>MAM can utilize sleeping gas.</text:p>
          </table:table-cell>
          <table:table-cell table:number-columns-repeated="1018"/>
        </table:table-row>
        <table:table-row table:style-name="ro21" table:number-rows-repeated="1048573">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6/09/2012</text:date>, <text:time>13:10: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6-09T13:10:58</dc:date>
    <meta:editing-duration>P1DT4H8M46S</meta:editing-duration>
    <meta:editing-cycles>26</meta:editing-cycles>
    <meta:generator>LibreOffice/3.3$Unix LibreOffice_project/330m18$Build-4</meta:generator>
    <meta:document-statistic meta:table-count="9" meta:cell-count="164" meta:object-count="0"/>
  </office:meta>
</office:document-meta>
</file>